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39" style:family="paragraph" style:parent-style-name="Heading_20_1" style:list-style-name="WWNum4"/>
    <style:style style:name="P40" style:family="paragraph" style:parent-style-name="Heading_20_1" style:list-style-name="WWNum4">
      <style:paragraph-properties fo:break-before="auto" fo:break-after="auto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Sistemes de gestió empresarial</text:span><text:span text:style-name="T2"><text:line-break/></text:span><text:span text:style-name="T3">UD 08.(Semipresencial) Activitats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8">Data d’entrega</text:span></text:a><text:span text:style-name="T18"><text:tab/>3</text:span></text:p>
          <text:p text:style-name="P13"><text:a xlink:type="simple" xlink:href="#_9maybllx2a09" text:style-name="Index_20_Link" text:visited-style-name="Index_20_Link"><text:span text:style-name="T18">Observacions prèvies a la realització de la tasca avaluables</text:span></text:a><text:span text:style-name="T18"><text:tab/>3</text:span></text:p>
          <text:p text:style-name="P13"><text:a xlink:type="simple" xlink:href="#_2itjvswydgw7" text:style-name="Index_20_Link" text:visited-style-name="Index_20_Link"><text:span text:style-name="T18">Citació demostració d’autoria dels exercicis i castic per còpia</text:span></text:a><text:span text:style-name="T18"><text:tab/>3</text:span></text:p>
          <text:p text:style-name="P13"><text:a xlink:type="simple" xlink:href="#_42r7h17vh8ep" text:style-name="Index_20_Link" text:visited-style-name="Index_20_Link"><text:span text:style-name="T18">Activitats</text:span></text:a><text:span text:style-name="T18"><text:tab/>4</text:span></text:p>
          <text:p text:style-name="P13"><text:a xlink:type="simple" xlink:href="#_ahjbpqqme8e0" text:style-name="Index_20_Link" text:visited-style-name="Index_20_Link"><text:span text:style-name="T18">Activitat 01</text:span></text:a><text:span text:style-name="T18"><text:tab/>4</text:span></text:p>
          <text:p text:style-name="P13"><text:a xlink:type="simple" xlink:href="#_otv9aq61hrbv" text:style-name="Index_20_Link" text:visited-style-name="Index_20_Link"><text:span text:style-name="T18">Activitat 02</text:span></text:a><text:span text:style-name="T18"><text:tab/>4</text:span></text:p>
          <text:p text:style-name="P13"><text:a xlink:type="simple" xlink:href="#_fg1c18ewwdw6" text:style-name="Index_20_Link" text:visited-style-name="Index_20_Link"><text:span text:style-name="T18">Activitat 03</text:span></text:a><text:span text:style-name="T18"><text:tab/>4</text:span></text:p>
          <text:p text:style-name="P14"><text:a xlink:type="simple" xlink:href="#_fiealhzcgov2" text:style-name="Index_20_Link" text:visited-style-name="Index_20_Link"><text:span text:style-name="T9">Activitat 04</text:span></text:a><text:span text:style-name="T9"><text:tab/>5</text:span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5">UD07. Activitats avaluables 01 (Semipresencial)</text:span></text:p>
      <text:list xml:id="list3169567300" text:style-name="WWNum4">
        <text:list-item>
          <text:p text:style-name="P40"><text:bookmark text:name="_dbh0n1vac4c8"/>Data d’entrega</text:p>
        </text:list-item>
      </text:list>
      <text:p text:style-name="Standard"><text:span text:style-name="T11">Data límit d'entrega: </text:span><text:span text:style-name="T19">Dilluns 10 de gener a les 23:55.</text:span></text:p>
      <text:p text:style-name="Standard">L’activitat serà avaluada quan haja passat la data límit d’entrega.</text:p>
      <text:p text:style-name="P23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130112875217005" text:continue-numbering="true" text:style-name="WWNum4">
        <text:list-item>
          <text:p text:style-name="P40"><text:bookmark text:name="_9maybllx2a09"/>Observacions prèvies a la realització de la tasca avaluables</text:p>
        </text:list-item>
      </text:list>
      <text:list xml:id="list3135114059" text:style-name="WWNum3">
        <text:list-item>
          <text:p text:style-name="P24"><text:soft-page-break/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Quan s’entregue fitxers amb codi han d’estar correctament formatats i abundantment comentats. </text:p>
          <text:list>
            <text:list-item>
              <text:p text:style-name="P36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1501836880" text:style-name="WWNum1">
        <text:list-item>
          <text:p text:style-name="P32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2"><text:s/>❕</text:span><text:span text:style-name="T13"> </text:span><text:span text:style-name="T11">Atenció: </text:span>no complir aquestes consideracions pot reduir la nota fins a 3 punts.</text:p>
      <text:list xml:id="list130113355546164" text:continue-list="list130112875217005" text:style-name="WWNum4">
        <text:list-item>
          <text:p text:style-name="P39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1">La còpia es castiga amb el suspens del mòdul complet.</text:span></text:p>
      <text:list xml:id="list130112577133478" text:continue-numbering="true" text:style-name="WWNum4">
        <text:list-item>
          <text:p text:style-name="P40"><text:bookmark text:name="_42r7h17vh8ep"/>Activitats</text:p>
          <text:list>
            <text:list-item>
              <text:p text:style-name="P39"><text:bookmark text:name="_ahjbpqqme8e0"/>Activitat 01</text:p>
            </text:list-item>
          </text:list>
        </text:list-item>
      </text:list>
      <text:p text:style-name="Standard">Modifica l’exemple de”EJ07-LigaFutbol” de forma que:</text:p>
      <text:list xml:id="list2971855087" text:style-name="WWNum5">
        <text:list-item>
          <text:p text:style-name="P25">Els partits per 4 o més gols de diferència, computen com “4” punts per al guanyador i “-1” punt per al perdedor.</text:p>
        </text:list-item>
        <text:list-item>
          <text:p text:style-name="P29">Implementa a la vista dels partits un botó que en prémer-lo, sume 2 gols a tots els equips de casa en tots els partits disputats. La classificació haurà de recalcular-se.</text:p>
        </text:list-item>
        <text:list-item>
          <text:p text:style-name="P29">Implementa a la vista dels partits un botó que en prémer-lo, sume 2 gols a tots els equips visitants en tots els partits disputats. La classificació haurà de recalcular-se.</text:p>
        </text:list-item>
        <text:list-item>
          <text:p text:style-name="P29">Implemente una cridada web mitjançant un Web Controller a l'URL <text:a xlink:type="simple" xlink:href="http://localhost:8069/eliminarempates" text:style-name="ListLabel_20_46" text:visited-style-name="ListLabel_20_46"><text:span text:style-name="T22">http://localhost:8069/eliminarempates</text:span></text:a> que quan es faça, elimine tots els partits que estiguen empatats. Mostrarà el número de partits eliminats.</text:p>
        </text:list-item>
        <text:list-item>
          <text:p text:style-name="P33">Implementa a la vista dels partits una vista “Graph” que mostre de forma visual estadístiques dels gols marcats per partits a casa.</text:p>
        </text:list-item>
      </text:list>
      <text:list xml:id="list130113270968603" text:continue-list="list130112577133478" text:style-name="WWNum4">
        <text:list-item>
          <text:list>
            <text:list-item>
              <text:p text:style-name="P40"><text:bookmark text:name="_otv9aq61hrbv"/><text:soft-page-break/>Activitat 02</text:p>
            </text:list-item>
          </text:list>
        </text:list-item>
      </text:list>
      <text:p text:style-name="P15">Fes un vídeo de no més de 3 minuts de duració on expliques i demostres com has provat totes les opcions (crear, modificar, consultar, eliminar) de l'API Rest de l’exemple “EJ08-API-REST-Socios” amb una ferramenta similar a “PostMan” o l'extensió de Visual Studio Code “Thunder Client”.</text:p>
      <text:p text:style-name="P15"><text:span text:style-name="T11">Nota</text:span>: el vídeo pot fer-se en qualsevol idioma (Valencià, Castellà o Anglés) i no requereix una gran edició, només es valorarà que es demostren les proves i es detalle que s’està fent i per què.</text:p>
      <text:list xml:id="list130112914222628" text:continue-numbering="true" text:style-name="WWNum4">
        <text:list-item>
          <text:list>
            <text:list-item>
              <text:p text:style-name="P39"><text:bookmark text:name="_fg1c18ewwdw6"/>Activitat 03</text:p>
            </text:list-item>
          </text:list>
        </text:list-item>
      </text:list>
      <text:p text:style-name="P15">Posa en marxa en la teua màquina l’exemple “EJ08-API-REST-Socios”. Després, crea en una aplicació Python, que executaràs en la teua màquina que permetrà llançar ordres a un bot de Telegram per crear, modificar, esborrar i consultar registres de Socis.</text:p>
      <text:p text:style-name="Standard">El bot de Telegram per cada petició consultarà l’API Rest de “EJ08-API-REST-Socios”.</text:p>
      <text:p text:style-name="Standard">Les ordres que haurà de suportar el bot de Telegram són:</text:p>
      <text:list xml:id="list1924645795" text:style-name="WWNum2">
        <text:list-item>
          <text:p text:style-name="P26">Crear,nombre=”nombre”,apellidos=”apellidos”,num_socio=”numerosocio”</text:p>
        </text:list-item>
        <text:list-item>
          <text:p text:style-name="P30">Modificar,nombre=”nombre”,apellidos=”apellidos”,num_socio=”numerosocio”</text:p>
        </text:list-item>
        <text:list-item>
          <text:p text:style-name="P30">Consultar,num_socio=”numerosocio”</text:p>
        </text:list-item>
        <text:list-item>
          <text:p text:style-name="P34">Borrar,num_socio=”numerosocio”</text:p>
        </text:list-item>
      </text:list>
      <text:p text:style-name="P15">En el cas de rebre una ordre distinta, tornarà el missatge “Orden no soportada”.</text:p>
      <text:p text:style-name="P15">Per crear el bot Telegram has d’utilitzar BotFather:</text:p>
      <text:list xml:id="list1662712554" text:style-name="WWNum6">
        <text:list-item>
          <text:p text:style-name="P35"><text:a xlink:type="simple" xlink:href="https://planetachatbot.com/como-crear-bot-para-telegram-y-darle-funcionalidad/" text:style-name="ListLabel_20_46" text:visited-style-name="ListLabel_20_46"><text:span text:style-name="T22">https://planetachatbot.com/como-crear-bot-para-telegram-y-darle-funcionalidad/</text:span></text:a> </text:p>
        </text:list-item>
      </text:list>
      <text:p text:style-name="P15">Per fer l’aplicació, et seran útils les següents biblioteques:</text:p>
      <text:list xml:id="list130114350470198" text:continue-numbering="true" text:style-name="WWNum6">
        <text:list-item>
          <text:p text:style-name="P27">La biblioteca “request”, per consumir una API Rest en Python:</text:p>
          <text:list>
            <text:list-item>
              <text:p text:style-name="P37"><text:a xlink:type="simple" xlink:href="https://j2logo.com/python/python-requests-peticiones-http/" text:style-name="ListLabel_20_46" text:visited-style-name="ListLabel_20_46"><text:span text:style-name="T22">https://j2logo.com/python/python-requests-peticiones-http/</text:span></text:a></text:p>
            </text:list-item>
            <text:list-item>
              <text:p text:style-name="P37"><text:a xlink:type="simple" xlink:href="https://www.nylas.com/blog/use-python-requests-module-rest-apis/" text:style-name="ListLabel_20_46" text:visited-style-name="ListLabel_20_46"><text:span text:style-name="T22">https://www.nylas.com/blog/use-python-requests-module-rest-apis/</text:span></text:a></text:p>
            </text:list-item>
          </text:list>
        </text:list-item>
        <text:list-item>
          <text:p text:style-name="P31">La biblioteca “Python Telegram Bot” per crear un Bot de Telegram</text:p>
          <text:list>
            <text:list-item>
              <text:p text:style-name="P37"><text:a xlink:type="simple" xlink:href="https://github.com/python-telegram-bot/python-telegram-bot" text:style-name="ListLabel_20_46" text:visited-style-name="ListLabel_20_46"><text:span text:style-name="T22">https://github.com/python-telegram-bot/python-telegram-bot</text:span></text:a></text:p>
            </text:list-item>
            <text:list-item>
              <text:p text:style-name="P38"><text:a xlink:type="simple" xlink:href="https://github.com/python-telegram-bot/python-telegram-bot/tree/master/examples" text:style-name="ListLabel_20_46" text:visited-style-name="ListLabel_20_46"><text:span text:style-name="T22">https://github.com/python-telegram-bot/python-telegram-bot/tree/master/examples</text:span></text:a></text:p>
            </text:list-item>
          </text:list>
        </text:list-item>
      </text:list>
      <text:list xml:id="list130113906664851" text:continue-list="list130112914222628" text:style-name="WWNum4">
        <text:list-item>
          <text:list>
            <text:list-item>
              <text:p text:style-name="P39"><text:bookmark text:name="_fiealhzcgov2"/>Activitat 04</text:p>
            </text:list-item>
          </text:list>
        </text:list-item>
      </text:list>
      <text:p text:style-name="Standard">De forma similar a l’exemple “EJ09-GenerarBarcode”, que ere una imatge amb eixe text. Pots utilitzar la ferramenta externa PIL: <text:a xlink:type="simple" xlink:href="https://pypi.org/project/Pillow/" text:style-name="ListLabel_20_46" text:visited-style-name="ListLabel_20_46"><text:span text:style-name="T22">https://pypi.org/project/Pillow/</text:span></text:a></text:p>
      <text:p text:style-name="Standard"/>
      <text:p text:style-name="Standard">Pots ajudar-te del codi de l’exemple “EJ09-GenerarBarcode” i amb exemples de codi com en</text:p>
      <text:p text:style-name="Standard"><text:a xlink:type="simple" xlink:href="https://www.daniweb.com/programming/software-development/threads/488949/looking-for-random-image-generator-pil-script" text:style-name="ListLabel_20_46" text:visited-style-name="ListLabel_20_46"><text:span text:style-name="T22">https://www.daniweb.com/programming/software-development/threads/488949/looking-for-random-image-generator-pil-script</text:span></text:a> i també per guardar la imatge com a text per mostrarla en base64 a <text:a xlink:type="simple" xlink:href="https://stackoverflow.com/questions/646286/how-to-write-png-image-to-string-with-the-pil" text:style-name="ListLabel_20_46" text:visited-style-name="ListLabel_20_46"><text:span text:style-name="T22">https://stackoverflow.com/questions/646286/how-to-write-png-image-to-string-with-the-pil</text:span></text:a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avaluables 01</text:span></text:p>
      </style:header>
      <style:footer>
        <text:p text:style-name="MP4"><text:span text:style-name="MT1">Sistemes de gestió empresarial<text:tab/><text:tab/>UD08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78" meta:word-count="996" meta:character-count="6766" meta:non-whitespace-character-count="5835"/>
    <meta:generator>LibreOfficeDev/6.0.5.2$Linux_X86_64 LibreOffice_project/</meta:generator>
  </office:meta>
</office:document-meta>
</file>